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dac_eleves" table:style-name="ta1">
        <table:table-column table:style-name="co1" table:number-columns-repeated="3" table:default-cell-style-name="Default"/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37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2S:FR7-9a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2S:FR7-9b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2S:FR7-0a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2S:FR7-0b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2S:FR5-04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3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2C:FR5-01</text:p>
          </table:table-cell>
          <table:table-cell office:value-type="string" calcext:value-type="string">
            <text:p>73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2C:FR5-06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2C:FR5-02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2C:FR5-07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2C:FR5-0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2C:FR5-03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2C:FR5-05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2C:FR5-11</text:p>
          </table:table-cell>
          <table:table-cell office:value-type="string" calcext:value-type="string">
            <text:p>34</text:p>
          </table:table-cell>
        </table:table-row>
      </table:table>
      <table:named-expressions/>
      <table:database-ranges>
        <table:database-range table:name="__Anonymous_Sheet_DB__0" table:target-range-address="didac_eleves.A1:didac_eleves.C2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phpMyAdmin 4.0.9</meta:initial-creator>
    <meta:creation-date>2015-06-24T19:19:25</meta:creation-date>
    <dc:date>2015-06-24T19:22:25.997975428</dc:date>
    <meta:editing-duration>PT1M54S</meta:editing-duration>
    <meta:editing-cycles>1</meta:editing-cycles>
    <meta:document-statistic meta:table-count="1" meta:cell-count="783" meta:object-count="0"/>
  </office:meta>
</office:document-meta>
</file>